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5.24cm" svg:x="2.90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6.43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13.70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25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175cm" svg:x="17.5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20.68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52cm" svg:x="20.32cm" svg:y="18.145cm">
          <draw:text-box>
            <text:p text:style-name="P2"><text:span text:style-name="T1">C6 Laboratory</text:span></text:p>
          </draw:text-box>
        </draw:frame>
        <draw:frame draw:style-name="gr3" draw:layer="layout" svg:width="2.54cm" svg:height="1.038cm" svg:x="21.12cm" svg:y="2.002cm">
          <draw:text-box>
            <text:p>do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3T18:36:13</meta:creation-date>
    <dc:date>2011-02-23T18:46:36</dc:date>
    <meta:editing-duration>PT00H10M23S</meta:editing-duration>
    <meta:editing-cycles>2</meta:editing-cycles>
    <meta:generator>OpenOffice.org/3.0$Linu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